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7.047cm"/>
    </style:style>
    <style:style style:name="co6" style:family="table-column">
      <style:table-column-properties fo:break-before="auto" style:column-width="6.63cm"/>
    </style:style>
    <style:style style:name="co7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iczba Procesorów</text:p>
          </table:table-cell>
          <table:table-cell office:value-type="float" office:value="1">
            <text:p>1</text:p>
          </table:table-cell>
          <table:table-cell>
            <draw:frame table:end-cell-address="Sheet1.J23" table:end-x="1.512cm" table:end-y="0.161cm" draw:z-index="0" draw:style-name="gr1" draw:text-style-name="P1" svg:width="15.998cm" svg:height="9.724cm" svg:x="1.321cm" svg:y="0.372cm">
              <draw:object draw:notify-on-update-of-ranges="Sheet1.A5:Sheet1.A5 Sheet1.A6:Sheet1.A9 Sheet1.B5:Sheet1.B5 Sheet1.B6:Sheet1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Liczba Wierzchołków</text:p>
          </table:table-cell>
          <table:table-cell table:style-name="ce1" office:value-type="string">
            <text:p>Czas generacji[ms]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908">
            <text:p>1390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1936">
            <text:p>21936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731">
            <text:p>20731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354">
            <text:p>18354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6443">
            <text:p>26443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iczba Procesorów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Liczba Wierzchołków</text:p>
          </table:table-cell>
          <table:table-cell table:style-name="ce1" office:value-type="string">
            <text:p>Czas generacji na 2 procesorach[ms]</text:p>
          </table:table-cell>
          <table:table-cell table:style-name="ce1" office:value-type="string">
            <text:p>Czas generacji na 1 procesorze[ms]</text:p>
          </table:table-cell>
          <table:table-cell table:style-name="ce1" office:value-type="string">
            <text:p>Przyśpieszenie:</text:p>
          </table:table-cell>
          <table:table-cell table:style-name="ce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64">
            <text:p>4464</text:p>
          </table:table-cell>
          <table:table-cell office:value-type="float" office:value="13908">
            <text:p>13908</text:p>
          </table:table-cell>
          <table:table-cell table:formula="of:=[.C5]/[.B5]" office:value-type="float" office:value="3.11559139784946">
            <text:p>3,1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94">
            <text:p>10094</text:p>
          </table:table-cell>
          <table:table-cell office:value-type="float" office:value="21936">
            <text:p>21936</text:p>
          </table:table-cell>
          <table:table-cell table:formula="of:=[.C6]/[.B6]" office:value-type="float" office:value="2.17317218149396">
            <text:p>2,17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1628">
            <text:p>11628</text:p>
          </table:table-cell>
          <table:table-cell office:value-type="float" office:value="20731">
            <text:p>20731</text:p>
          </table:table-cell>
          <table:table-cell table:formula="of:=[.C7]/[.B7]" office:value-type="float" office:value="1.7828517371861">
            <text:p>1,78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711">
            <text:p>10711</text:p>
          </table:table-cell>
          <table:table-cell office:value-type="float" office:value="18354">
            <text:p>18354</text:p>
          </table:table-cell>
          <table:table-cell table:formula="of:=[.C8]/[.B8]" office:value-type="float" office:value="1.71356549341798">
            <text:p>1,71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5745">
            <text:p>15745</text:p>
          </table:table-cell>
          <table:table-cell office:value-type="float" office:value="26443">
            <text:p>26443</text:p>
          </table:table-cell>
          <table:table-cell table:formula="of:=[.C9]/[.B9]" office:value-type="float" office:value="1.67945379485551">
            <text:p>1,6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>
            <draw:frame table:end-cell-address="Sheet2.C32" table:end-x="4.763cm" table:end-y="0.346cm" draw:z-index="0" draw:style-name="gr1" draw:text-style-name="P1" svg:width="16.008cm" svg:height="8.98cm" svg:x="0.557cm" svg:y="0.399cm">
              <draw:object draw:notify-on-update-of-ranges="Sheet2.A5:Sheet2.A5 Sheet2.A6:Sheet2.A9 Sheet2.B5:Sheet2.B5 Sheet2.B6:Sheet2.B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0">
          <table:table-cell table:number-columns-repeated="5"/>
        </table:table-row>
        <table:table-row table:style-name="ro1">
          <table:table-cell>
            <draw:frame table:end-cell-address="Sheet2.C53" table:end-x="4.429cm" table:end-y="0.319cm" draw:z-index="1" draw:style-name="gr1" draw:text-style-name="P1" svg:width="16.008cm" svg:height="8.979cm" svg:x="0.223cm" svg:y="0.372cm">
              <draw:object draw:notify-on-update-of-ranges="Sheet2.A5:Sheet2.A5 Sheet2.A6:Sheet2.A9 Sheet2.D5:Sheet2.D5 Sheet2.D6:Sheet2.D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  <table:table table:name="Sheet3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iczba Procesorów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Liczba Wierzchołków</text:p>
          </table:table-cell>
          <table:table-cell table:style-name="ce1" office:value-type="string">
            <text:p>Czas generacji na 4 procesorach[ms]</text:p>
          </table:table-cell>
          <table:table-cell table:style-name="ce1" office:value-type="string">
            <text:p>Czas generacji na 1 procesorze[ms]</text:p>
          </table:table-cell>
          <table:table-cell table:style-name="ce1" office:value-type="string">
            <text:p>Przyśpieszenie:</text:p>
          </table:table-cell>
          <table:table-cell table:style-name="ce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95">
            <text:p>4995</text:p>
          </table:table-cell>
          <table:table-cell office:value-type="float" office:value="13908">
            <text:p>13908</text:p>
          </table:table-cell>
          <table:table-cell table:formula="of:=[.C5]/[.B5]" office:value-type="float" office:value="2.78438438438438">
            <text:p>2,7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568">
            <text:p>9568</text:p>
          </table:table-cell>
          <table:table-cell office:value-type="float" office:value="21936">
            <text:p>21936</text:p>
          </table:table-cell>
          <table:table-cell table:formula="of:=[.C6]/[.B6]" office:value-type="float" office:value="2.29264214046823">
            <text:p>2,29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681">
            <text:p>10681</text:p>
          </table:table-cell>
          <table:table-cell office:value-type="float" office:value="20731">
            <text:p>20731</text:p>
          </table:table-cell>
          <table:table-cell table:formula="of:=[.C7]/[.B7]" office:value-type="float" office:value="1.94092313453796">
            <text:p>1,94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344">
            <text:p>10344</text:p>
          </table:table-cell>
          <table:table-cell office:value-type="float" office:value="18354">
            <text:p>18354</text:p>
          </table:table-cell>
          <table:table-cell table:formula="of:=[.C8]/[.B8]" office:value-type="float" office:value="1.77436194895592">
            <text:p>1,77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3889">
            <text:p>13889</text:p>
          </table:table-cell>
          <table:table-cell office:value-type="float" office:value="26443">
            <text:p>26443</text:p>
          </table:table-cell>
          <table:table-cell table:formula="of:=[.C9]/[.B9]" office:value-type="float" office:value="1.90388076895385">
            <text:p>1,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>
            <draw:frame table:end-cell-address="Sheet3.C32" table:end-x="4.708cm" table:end-y="0.213cm" draw:z-index="0" draw:style-name="gr1" draw:text-style-name="P1" svg:width="16.009cm" svg:height="8.979cm" svg:x="0.501cm" svg:y="0.267cm">
              <draw:object draw:notify-on-update-of-ranges="Sheet3.A5:Sheet3.A5 Sheet3.A6:Sheet3.A9 Sheet3.B5:Sheet3.B5 Sheet3.B6:Sheet3.B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0">
          <table:table-cell table:number-columns-repeated="5"/>
        </table:table-row>
        <table:table-row table:style-name="ro1">
          <table:table-cell>
            <draw:frame table:end-cell-address="Sheet3.C53" table:end-x="4.986cm" table:end-y="0.399cm" draw:z-index="1" draw:style-name="gr1" draw:text-style-name="P1" svg:width="16.008cm" svg:height="9.006cm" svg:x="0.78cm" svg:y="0.425cm">
              <draw:object draw:notify-on-update-of-ranges="Sheet3.A5:Sheet3.A5 Sheet3.A6:Sheet3.A9 Sheet3.D5:Sheet3.D5 Sheet3.D6:Sheet3.D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</table:table>
      <table:table table:name="Arkusz4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iczba Procesorów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Liczba Wierzchołków</text:p>
          </table:table-cell>
          <table:table-cell table:style-name="ce1" office:value-type="string">
            <text:p>Czas generacji na 6 procesorach[ms]</text:p>
          </table:table-cell>
          <table:table-cell table:style-name="ce1" office:value-type="string">
            <text:p>Czas generacji na 1 procesorze[ms]</text:p>
          </table:table-cell>
          <table:table-cell table:style-name="ce1" office:value-type="string">
            <text:p>Przyśpieszenie:</text:p>
          </table:table-cell>
          <table:table-cell table:style-name="ce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42">
            <text:p>3642</text:p>
          </table:table-cell>
          <table:table-cell office:value-type="float" office:value="13908">
            <text:p>13908</text:p>
          </table:table-cell>
          <table:table-cell table:formula="of:=[.C5]/[.B5]" office:value-type="float" office:value="3.81878088962109">
            <text:p>3,8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45">
            <text:p>5945</text:p>
          </table:table-cell>
          <table:table-cell office:value-type="float" office:value="21936">
            <text:p>21936</text:p>
          </table:table-cell>
          <table:table-cell table:formula="of:=[.C6]/[.B6]" office:value-type="float" office:value="3.68982338099243">
            <text:p>3,69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320">
            <text:p>6320</text:p>
          </table:table-cell>
          <table:table-cell office:value-type="float" office:value="20731">
            <text:p>20731</text:p>
          </table:table-cell>
          <table:table-cell table:formula="of:=[.C7]/[.B7]" office:value-type="float" office:value="3.28022151898734">
            <text:p>3,28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002">
            <text:p>7002</text:p>
          </table:table-cell>
          <table:table-cell office:value-type="float" office:value="18354">
            <text:p>18354</text:p>
          </table:table-cell>
          <table:table-cell table:formula="of:=[.C8]/[.B8]" office:value-type="float" office:value="2.62125107112254">
            <text:p>2,62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9022">
            <text:p>9022</text:p>
          </table:table-cell>
          <table:table-cell office:value-type="float" office:value="26443">
            <text:p>26443</text:p>
          </table:table-cell>
          <table:table-cell table:formula="of:=[.C9]/[.B9]" office:value-type="float" office:value="2.93094657503879">
            <text:p>2,9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>
            <draw:frame table:end-cell-address="Arkusz4.C31" table:end-x="4.925cm" table:end-y="0.399cm" draw:z-index="0" draw:style-name="gr1" draw:text-style-name="P1" svg:width="16.002cm" svg:height="8.979cm" svg:x="0.725cm" svg:y="0.001cm">
              <draw:object draw:notify-on-update-of-ranges="Arkusz4.A5:Arkusz4.A5 Arkusz4.A6:Arkusz4.A9 Arkusz4.B5:Arkusz4.B5 Arkusz4.B6:Arkusz4.B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0">
          <table:table-cell table:number-columns-repeated="5"/>
        </table:table-row>
        <table:table-row table:style-name="ro1">
          <table:table-cell>
            <draw:frame table:end-cell-address="Arkusz4.C53" table:end-x="5.203cm" table:end-y="0.107cm" draw:z-index="1" draw:style-name="gr1" draw:text-style-name="P1" svg:width="16.001cm" svg:height="8.98cm" svg:x="1.004cm" svg:y="0.159cm">
              <draw:object draw:notify-on-update-of-ranges="Arkusz4.A5:Arkusz4.A5 Arkusz4.A6:Arkusz4.A9 Arkusz4.D5:Arkusz4.D5 Arkusz4.D6:Arkusz4.D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</table:table>
      <table:table table:name="Arkusz5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iczba Procesorów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Liczba Wierzchołków</text:p>
          </table:table-cell>
          <table:table-cell table:style-name="ce1" office:value-type="string">
            <text:p>Czas generacji na 8 procesorach[ms]</text:p>
          </table:table-cell>
          <table:table-cell table:style-name="ce1" office:value-type="string">
            <text:p>Czas generacji na 1 procesorze[ms]</text:p>
          </table:table-cell>
          <table:table-cell table:style-name="ce1" office:value-type="string">
            <text:p>Przyśpieszenie:</text:p>
          </table:table-cell>
          <table:table-cell table:style-name="ce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71">
            <text:p>3871</text:p>
          </table:table-cell>
          <table:table-cell office:value-type="float" office:value="13908">
            <text:p>13908</text:p>
          </table:table-cell>
          <table:table-cell table:formula="of:=[.C5]/[.B5]" office:value-type="float" office:value="3.59287005941617">
            <text:p>3,5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342">
            <text:p>5342</text:p>
          </table:table-cell>
          <table:table-cell office:value-type="float" office:value="21936">
            <text:p>21936</text:p>
          </table:table-cell>
          <table:table-cell table:formula="of:=[.C6]/[.B6]" office:value-type="float" office:value="4.10632721827031">
            <text:p>4,11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316">
            <text:p>6316</text:p>
          </table:table-cell>
          <table:table-cell office:value-type="float" office:value="20731">
            <text:p>20731</text:p>
          </table:table-cell>
          <table:table-cell table:formula="of:=[.C7]/[.B7]" office:value-type="float" office:value="3.28229892336922">
            <text:p>3,28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007">
            <text:p>6007</text:p>
          </table:table-cell>
          <table:table-cell office:value-type="float" office:value="18354">
            <text:p>18354</text:p>
          </table:table-cell>
          <table:table-cell table:formula="of:=[.C8]/[.B8]" office:value-type="float" office:value="3.05543532545364">
            <text:p>3,06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908">
            <text:p>8908</text:p>
          </table:table-cell>
          <table:table-cell office:value-type="float" office:value="26443">
            <text:p>26443</text:p>
          </table:table-cell>
          <table:table-cell table:formula="of:=[.C9]/[.B9]" office:value-type="float" office:value="2.96845532105972">
            <text:p>2,9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Arkusz5.C31" table:end-x="4.541cm" table:end-y="0.107cm" draw:z-index="0" draw:style-name="gr1" draw:text-style-name="P1" svg:width="16.009cm" svg:height="8.979cm" svg:x="0.334cm" svg:y="0.16cm">
              <draw:object draw:notify-on-update-of-ranges="Arkusz5.A5:Arkusz5.A5 Arkusz5.A6:Arkusz5.A9 Arkusz5.B5:Arkusz5.B5 Arkusz5.B6:Arkusz5.B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20">
          <table:table-cell table:number-columns-repeated="5"/>
        </table:table-row>
        <table:table-row table:style-name="ro1">
          <table:table-cell>
            <draw:frame table:end-cell-address="Arkusz5.C52" table:end-x="4.597cm" table:end-y="0.453cm" draw:z-index="1" draw:style-name="gr1" draw:text-style-name="P1" svg:width="16.009cm" svg:height="8.98cm" svg:x="0.39cm" svg:y="0.053cm">
              <draw:object draw:notify-on-update-of-ranges="Arkusz5.A5:Arkusz5.A5 Arkusz5.A6:Arkusz5.A9 Arkusz5.D5:Arkusz5.D5 Arkusz5.D6:Arkusz5.D9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</table:table>
      <table:table table:name="Arkusz6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iczba Procesorów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Liczba Wierzchołków</text:p>
          </table:table-cell>
          <table:table-cell table:style-name="ce1" office:value-type="string">
            <text:p>Czas generacji na 12 procesorach[ms]</text:p>
          </table:table-cell>
          <table:table-cell table:style-name="ce1" office:value-type="string">
            <text:p>Czas generacji na 1 procesorze[ms]</text:p>
          </table:table-cell>
          <table:table-cell table:style-name="ce1" office:value-type="string">
            <text:p>Przyśpieszenie:</text:p>
          </table:table-cell>
          <table:table-cell table:style-name="ce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6">
            <text:p>2696</text:p>
          </table:table-cell>
          <table:table-cell office:value-type="float" office:value="13908">
            <text:p>13908</text:p>
          </table:table-cell>
          <table:table-cell table:formula="of:=[.C5]/[.B5]" office:value-type="float" office:value="5.15875370919881">
            <text:p>5,1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164">
            <text:p>4164</text:p>
          </table:table-cell>
          <table:table-cell office:value-type="float" office:value="21936">
            <text:p>21936</text:p>
          </table:table-cell>
          <table:table-cell table:formula="of:=[.C6]/[.B6]" office:value-type="float" office:value="5.26801152737752">
            <text:p>5,27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621">
            <text:p>4621</text:p>
          </table:table-cell>
          <table:table-cell office:value-type="float" office:value="20731">
            <text:p>20731</text:p>
          </table:table-cell>
          <table:table-cell table:formula="of:=[.C7]/[.B7]" office:value-type="float" office:value="4.48625838563082">
            <text:p>4,49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670">
            <text:p>4670</text:p>
          </table:table-cell>
          <table:table-cell office:value-type="float" office:value="18354">
            <text:p>18354</text:p>
          </table:table-cell>
          <table:table-cell table:formula="of:=[.C8]/[.B8]" office:value-type="float" office:value="3.93019271948608">
            <text:p>3,93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7173">
            <text:p>7173</text:p>
          </table:table-cell>
          <table:table-cell office:value-type="float" office:value="26443">
            <text:p>26443</text:p>
          </table:table-cell>
          <table:table-cell table:formula="of:=[.C9]/[.B9]" office:value-type="float" office:value="3.68646312560993">
            <text:p>3,6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>
            <draw:frame table:end-cell-address="Arkusz6.C32" table:end-x="5.015cm" table:end-y="0.14cm" draw:z-index="0" draw:style-name="gr1" draw:text-style-name="P1" svg:width="15.999cm" svg:height="8.999cm" svg:x="0.818cm" svg:y="0.174cm">
              <draw:object draw:notify-on-update-of-ranges="Arkusz6.A5:Arkusz6.A5 Arkusz6.A6:Arkusz6.A9 Arkusz6.B5:Arkusz6.B5 Arkusz6.B6:Arkusz6.B9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1">
          <table:table-cell table:number-columns-repeated="5"/>
        </table:table-row>
        <table:table-row table:style-name="ro1">
          <table:table-cell>
            <draw:frame table:end-cell-address="Arkusz6.C53" table:end-x="5.098cm" table:end-y="0.452cm" draw:z-index="1" draw:style-name="gr1" draw:text-style-name="P1" svg:width="16.009cm" svg:height="8.979cm" svg:x="0.891cm" svg:y="0.054cm">
              <draw:object draw:notify-on-update-of-ranges="Arkusz6.A5:Arkusz6.A5 Arkusz6.A6:Arkusz6.A9 Arkusz6.D5:Arkusz6.D5 Arkusz6.D6:Arkusz6.D9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20.01.2016</text:date>, <text:time>12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29S</meta:editing-duration>
    <meta:editing-cycles>4</meta:editing-cycles>
    <meta:generator>OpenOffice/4.1.1$Win32 OpenOffice.org_project/411m6$Build-9775</meta:generator>
    <dc:date>2016-01-20T12:25:13.84</dc:date>
    <dc:creator>Piotr Listkiewicz</dc:creator>
    <meta:document-statistic meta:table-count="6" meta:cell-count="144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822cm"/>
    </style:style>
  </office:automatic-styles>
  <office:body>
    <office:chart>
      <chart:chart svg:width="15.999cm" svg:height="9.725cm" xlink:href=".." xlink:type="simple" chart:class="chart:line" chart:style-name="ch1">
        <chart:legend chart:legend-position="end" svg:x="13.729cm" svg:y="4.55cm" style:legend-expansion="high" chart:style-name="ch2"/>
        <chart:plot-area chart:style-name="ch3" table:cell-range-address="Sheet1.A5:Sheet1.B9" chart:data-source-has-labels="both" svg:x="0.769cm" svg:y="0.94cm" svg:width="12.319cm" svg:height="8.081cm">
          <chartooo:coordinate-region svg:x="1.946cm" svg:y="1.152cm" svg:width="10.585cm" svg:height="7.196cm"/>
          <chart:axis chart:dimension="x" chart:name="primary-x" chart:style-name="ch4" chartooo:axis-type="auto">
            <chartooo:date-scale/>
            <chart:categories table:cell-range-address="Sheet1.A6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9" chart:label-cell-address="Sheet1.B5:Sheet1.B5" chart:class="chart:line">
            <chart:data-point chart:repeated="4"/>
          </chart:series>
          <chart:wall chart:style-name="ch7"/>
          <chart:floor chart:style-name="ch8"/>
        </chart:plot-area>
        <draw:frame draw:style-name="gr1" svg:width="10.211cm" svg:height="1.007cm" svg:x="1.475cm" svg:y="0.185cm">
          <draw:text-box>
            <text:p>Czas generacji w zaleznosci od liczby wierzcholkow</text:p>
            <text:p/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908</text:p>
                <draw:g>
                  <svg:desc>Sheet1.B5:Sheet1.B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6:Sheet1.A9</svg:desc>
                </draw:g>
              </table:table-cell>
              <table:table-cell office:value-type="float" office:value="21936">
                <text:p>21936</text:p>
                <draw:g>
                  <svg:desc>Sheet1.B6:Sheet1.B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731">
                <text:p>2073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354">
                <text:p>1835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6443">
                <text:p>26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29cm" svg:y="0.316cm" chart:style-name="ch2">
          <text:p>Czas generacji w zaleznosci od liczby wierzcholkow</text:p>
        </chart:title>
        <chart:legend chart:legend-position="end" svg:x="13.915cm" svg:y="4.188cm" style:legend-expansion="high" chart:style-name="ch3"/>
        <chart:plot-area chart:style-name="ch4" table:cell-range-address="Arkusz6.A5:Arkusz6.B9" chart:data-source-has-labels="both" svg:x="0.77cm" svg:y="1.635cm" svg:width="12.505cm" svg:height="6.765cm">
          <chartooo:coordinate-region svg:x="1.762cm" svg:y="1.847cm" svg:width="10.957cm" svg:height="5.88cm"/>
          <chart:axis chart:dimension="x" chart:name="primary-x" chart:style-name="ch5" chartooo:axis-type="auto">
            <chart:categories table:cell-range-address="Arkusz6.A6:Arkusz6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6.B6:Arkusz6.B9" chart:label-cell-address="Arkusz6.B5:Arkusz6.B5" chart:class="chart:scatter">
            <chart:domain table:cell-range-address="Arkusz6.A6:Arkusz6.A9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96</text:p>
                <draw:g>
                  <svg:desc>Arkusz6.B5:Arkusz6.B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6.A6:Arkusz6.A9</svg:desc>
                </draw:g>
              </table:table-cell>
              <table:table-cell office:value-type="float" office:value="4164">
                <text:p>4164</text:p>
                <draw:g>
                  <svg:desc>Arkusz6.B6:Arkusz6.B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173">
                <text:p>71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8cm" xlink:href=".." xlink:type="simple" chart:class="chart:scatter" chart:style-name="ch1">
        <chart:title svg:x="2.908cm" svg:y="0.314cm" chart:style-name="ch2">
          <text:p>Przyspieszenie w zaleznosci od liczby wierzcholkow
</text:p>
        </chart:title>
        <chart:legend chart:legend-position="end" svg:x="14.005cm" svg:y="4.178cm" style:legend-expansion="high" chart:style-name="ch3"/>
        <chart:plot-area chart:style-name="ch4" table:cell-range-address="Arkusz6.A5:Arkusz6.A9 Arkusz6.D5:Arkusz6.D9" chart:data-source-has-labels="both" svg:x="0.77cm" svg:y="2.134cm" svg:width="12.595cm" svg:height="6.247cm">
          <chartooo:coordinate-region svg:x="1.206cm" svg:y="2.347cm" svg:width="11.603cm" svg:height="5.361cm"/>
          <chart:axis chart:dimension="x" chart:name="primary-x" chart:style-name="ch5" chartooo:axis-type="auto">
            <chart:categories table:cell-range-address="Arkusz6.A6:Arkusz6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6.D6:Arkusz6.D9" chart:label-cell-address="Arkusz6.D5:Arkusz6.D5" chart:class="chart:scatter">
            <chart:domain table:cell-range-address="Arkusz6.A6:Arkusz6.A9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,16</text:p>
                <draw:g>
                  <svg:desc>Arkusz6.D5:Arkusz6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6.A6:Arkusz6.A9</svg:desc>
                </draw:g>
              </table:table-cell>
              <table:table-cell office:value-type="float" office:value="5.26801152737752">
                <text:p>5.26801152737752</text:p>
                <draw:g>
                  <svg:desc>Arkusz6.D6:Arkusz6.D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48625838563082">
                <text:p>4.4862583856308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93019271948608">
                <text:p>3.930192719486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68646312560993">
                <text:p>3.6864631256099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8.981cm" xlink:href=".." xlink:type="simple" chart:class="chart:line" chart:style-name="ch1">
        <chart:title svg:x="2.933cm" svg:y="0.315cm" chart:style-name="ch2">
          <text:p>Czas generacji w zaleznosci od liczby wierzchołków</text:p>
        </chart:title>
        <chart:legend chart:legend-position="end" svg:x="13.924cm" svg:y="4.178cm" style:legend-expansion="high" chart:style-name="ch3"/>
        <chart:plot-area chart:style-name="ch4" table:cell-range-address="Sheet2.A5:Sheet2.B9" chart:data-source-has-labels="both" svg:x="0.77cm" svg:y="1.631cm" svg:width="12.514cm" svg:height="6.751cm">
          <chartooo:coordinate-region svg:x="1.947cm" svg:y="1.843cm" svg:width="10.78cm" svg:height="5.866cm"/>
          <chart:axis chart:dimension="x" chart:name="primary-x" chart:style-name="ch5" chartooo:axis-type="auto">
            <chartooo:date-scale/>
            <chart:categories table:cell-range-address="Sheet2.A6:Sheet2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6:Sheet2.B9" chart:label-cell-address="Sheet2.B5:Sheet2.B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464</text:p>
                <draw:g>
                  <svg:desc>Sheet2.B5:Sheet2.B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2.A6:Sheet2.A9</svg:desc>
                </draw:g>
              </table:table-cell>
              <table:table-cell office:value-type="float" office:value="10094">
                <text:p>10094</text:p>
                <draw:g>
                  <svg:desc>Sheet2.B6:Sheet2.B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628">
                <text:p>116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745">
                <text:p>157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8.98cm" xlink:href=".." xlink:type="simple" chart:class="chart:line" chart:style-name="ch1">
        <chart:title svg:x="2.907cm" svg:y="0.315cm" chart:style-name="ch2">
          <text:p>Przyśpieszenie w zaleznosci od liczby wierzcholkow</text:p>
        </chart:title>
        <chart:legend chart:legend-position="end" svg:x="14.004cm" svg:y="4.178cm" style:legend-expansion="high" chart:style-name="ch3"/>
        <chart:plot-area chart:style-name="ch4" table:cell-range-address="Sheet2.A5:Sheet2.A9 Sheet2.D5:Sheet2.D9" chart:data-source-has-labels="both" svg:x="0.77cm" svg:y="1.631cm" svg:width="12.594cm" svg:height="6.75cm">
          <chartooo:coordinate-region svg:x="1.497cm" svg:y="1.843cm" svg:width="11.31cm" svg:height="5.865cm"/>
          <chart:axis chart:dimension="x" chart:name="primary-x" chart:style-name="ch5" chartooo:axis-type="auto">
            <chartooo:date-scale/>
            <chart:categories table:cell-range-address="Sheet2.A6:Sheet2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6:Sheet2.D9" chart:label-cell-address="Sheet2.D5:Sheet2.D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,12</text:p>
                <draw:g>
                  <svg:desc>Sheet2.D5:Sheet2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2.A6:Sheet2.A9</svg:desc>
                </draw:g>
              </table:table-cell>
              <table:table-cell office:value-type="float" office:value="2.17317218149396">
                <text:p>2.17317218149396</text:p>
                <draw:g>
                  <svg:desc>Sheet2.D6:Sheet2.D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7828517371861">
                <text:p>1.782851737186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71356549341798">
                <text:p>1.7135654934179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67945379485551">
                <text:p>1.679453794855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8cm" xlink:href=".." xlink:type="simple" chart:class="chart:line" chart:style-name="ch1">
        <chart:title svg:x="2.934cm" svg:y="0.315cm" chart:style-name="ch2">
          <text:p>Czas generacji w zaleznosci od liczby wierzcholkow</text:p>
        </chart:title>
        <chart:legend chart:legend-position="end" svg:x="13.925cm" svg:y="4.178cm" style:legend-expansion="high" chart:style-name="ch3"/>
        <chart:plot-area chart:style-name="ch4" table:cell-range-address="Sheet3.A5:Sheet3.B9" chart:data-source-has-labels="both" svg:x="0.77cm" svg:y="1.631cm" svg:width="12.515cm" svg:height="6.75cm">
          <chartooo:coordinate-region svg:x="1.947cm" svg:y="1.844cm" svg:width="10.781cm" svg:height="5.864cm"/>
          <chart:axis chart:dimension="x" chart:name="primary-x" chart:style-name="ch5" chartooo:axis-type="auto">
            <chartooo:date-scale/>
            <chart:categories table:cell-range-address="Sheet3.A6:Sheet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6:Sheet3.B9" chart:label-cell-address="Sheet3.B5:Sheet3.B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995</text:p>
                <draw:g>
                  <svg:desc>Sheet3.B5:Sheet3.B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3.A6:Sheet3.A9</svg:desc>
                </draw:g>
              </table:table-cell>
              <table:table-cell office:value-type="float" office:value="9568">
                <text:p>9568</text:p>
                <draw:g>
                  <svg:desc>Sheet3.B6:Sheet3.B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681">
                <text:p>106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889">
                <text:p>13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title svg:x="2.801cm" svg:y="0.316cm" chart:style-name="ch2">
          <text:p>Przyszpieszenie w zaleznosci od liczby wierzcholkow</text:p>
        </chart:title>
        <chart:legend chart:legend-position="end" svg:x="14.004cm" svg:y="4.191cm" style:legend-expansion="high" chart:style-name="ch3"/>
        <chart:plot-area chart:style-name="ch4" table:cell-range-address="Sheet3.A5:Sheet3.A9 Sheet3.D5:Sheet3.D9" chart:data-source-has-labels="both" svg:x="0.77cm" svg:y="1.635cm" svg:width="12.594cm" svg:height="6.772cm">
          <chartooo:coordinate-region svg:x="1.497cm" svg:y="1.847cm" svg:width="11.31cm" svg:height="5.887cm"/>
          <chart:axis chart:dimension="x" chart:name="primary-x" chart:style-name="ch5" chartooo:axis-type="auto">
            <chart:categories table:cell-range-address="Sheet3.A6:Sheet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D6:Sheet3.D9" chart:label-cell-address="Sheet3.D5:Sheet3.D5" chart:class="chart:scatter">
            <chart:domain table:cell-range-address="Sheet3.A6:Sheet3.A9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,78</text:p>
                <draw:g>
                  <svg:desc>Sheet3.D5:Sheet3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3.A6:Sheet3.A9</svg:desc>
                </draw:g>
              </table:table-cell>
              <table:table-cell office:value-type="float" office:value="2.29264214046823">
                <text:p>2.29264214046823</text:p>
                <draw:g>
                  <svg:desc>Sheet3.D6:Sheet3.D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94092313453796">
                <text:p>1.9409231345379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77436194895592">
                <text:p>1.7743619489559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90388076895385">
                <text:p>1.903880768953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2.93cm" svg:y="0.315cm" chart:style-name="ch2">
          <text:p>Czas generacji w zaleznosci od liczby wierzcholkow</text:p>
        </chart:title>
        <chart:legend chart:legend-position="end" svg:x="13.918cm" svg:y="4.178cm" style:legend-expansion="high" chart:style-name="ch3"/>
        <chart:plot-area chart:style-name="ch4" table:cell-range-address="Arkusz4.A5:Arkusz4.B9" chart:data-source-has-labels="both" svg:x="0.77cm" svg:y="1.631cm" svg:width="12.508cm" svg:height="6.75cm">
          <chartooo:coordinate-region svg:x="1.947cm" svg:y="1.843cm" svg:width="10.774cm" svg:height="5.865cm"/>
          <chart:axis chart:dimension="x" chart:name="primary-x" chart:style-name="ch5" chartooo:axis-type="auto">
            <chartooo:date-scale/>
            <chart:categories table:cell-range-address="Arkusz4.A6:Arkusz4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4.B6:Arkusz4.B9" chart:label-cell-address="Arkusz4.B5:Arkusz4.B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42</text:p>
                <draw:g>
                  <svg:desc>Arkusz4.B5:Arkusz4.B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4.A6:Arkusz4.A9</svg:desc>
                </draw:g>
              </table:table-cell>
              <table:table-cell office:value-type="float" office:value="5945">
                <text:p>5945</text:p>
                <draw:g>
                  <svg:desc>Arkusz4.B6:Arkusz4.B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022">
                <text:p>90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1cm" xlink:href=".." xlink:type="simple" chart:class="chart:scatter" chart:style-name="ch1">
        <chart:title svg:x="2.904cm" svg:y="0.315cm" chart:style-name="ch2">
          <text:p>Przyspieszenie w zaleznosci od liczby wierzcholkow</text:p>
        </chart:title>
        <chart:legend chart:legend-position="end" svg:x="13.997cm" svg:y="4.178cm" style:legend-expansion="high" chart:style-name="ch3"/>
        <chart:plot-area chart:style-name="ch4" table:cell-range-address="Arkusz4.A5:Arkusz4.A9 Arkusz4.D5:Arkusz4.D9" chart:data-source-has-labels="both" svg:x="0.77cm" svg:y="1.631cm" svg:width="12.587cm" svg:height="6.751cm">
          <chartooo:coordinate-region svg:x="1.497cm" svg:y="1.843cm" svg:width="11.303cm" svg:height="5.866cm"/>
          <chart:axis chart:dimension="x" chart:name="primary-x" chart:style-name="ch5" chartooo:axis-type="auto">
            <chart:categories table:cell-range-address="Arkusz4.A6:Arkusz4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4.D6:Arkusz4.D9" chart:label-cell-address="Arkusz4.D5:Arkusz4.D5" chart:class="chart:scatter">
            <chart:domain table:cell-range-address="Arkusz4.A6:Arkusz4.A9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,82</text:p>
                <draw:g>
                  <svg:desc>Arkusz4.D5:Arkusz4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4.A6:Arkusz4.A9</svg:desc>
                </draw:g>
              </table:table-cell>
              <table:table-cell office:value-type="float" office:value="3.68982338099243">
                <text:p>3.68982338099243</text:p>
                <draw:g>
                  <svg:desc>Arkusz4.D6:Arkusz4.D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28022151898734">
                <text:p>3.280221518987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62125107112254">
                <text:p>2.6212510711225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93094657503879">
                <text:p>2.930946575038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8cm" xlink:href=".." xlink:type="simple" chart:class="chart:scatter" chart:style-name="ch1">
        <chart:title svg:x="2.934cm" svg:y="0.315cm" chart:style-name="ch2">
          <text:p>Czas generacji w zaleznosci od liczby wierzcholkow</text:p>
        </chart:title>
        <chart:legend chart:legend-position="end" svg:x="13.925cm" svg:y="4.178cm" style:legend-expansion="high" chart:style-name="ch3"/>
        <chart:plot-area chart:style-name="ch4" table:cell-range-address="Arkusz5.A5:Arkusz5.B9" chart:data-source-has-labels="both" svg:x="0.77cm" svg:y="1.631cm" svg:width="12.515cm" svg:height="6.75cm">
          <chartooo:coordinate-region svg:x="1.947cm" svg:y="1.843cm" svg:width="10.781cm" svg:height="5.865cm"/>
          <chart:axis chart:dimension="x" chart:name="primary-x" chart:style-name="ch5" chartooo:axis-type="auto">
            <chart:categories table:cell-range-address="Arkusz5.A6:Arkusz5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5.B6:Arkusz5.B9" chart:label-cell-address="Arkusz5.B5:Arkusz5.B5" chart:class="chart:scatter">
            <chart:domain table:cell-range-address="Arkusz5.A6:Arkusz5.A9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871</text:p>
                <draw:g>
                  <svg:desc>Arkusz5.B5:Arkusz5.B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5.A6:Arkusz5.A9</svg:desc>
                </draw:g>
              </table:table-cell>
              <table:table-cell office:value-type="float" office:value="5342">
                <text:p>5342</text:p>
                <draw:g>
                  <svg:desc>Arkusz5.B6:Arkusz5.B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908">
                <text:p>89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81cm" xlink:href=".." xlink:type="simple" chart:class="chart:scatter" chart:style-name="ch1">
        <chart:title svg:x="2.908cm" svg:y="0.315cm" chart:style-name="ch2">
          <text:p>Przyspieszenie w zaleznosci od liczby wierzcholkow</text:p>
        </chart:title>
        <chart:legend chart:legend-position="end" svg:x="14.005cm" svg:y="4.178cm" style:legend-expansion="high" chart:style-name="ch3"/>
        <chart:plot-area chart:style-name="ch4" table:cell-range-address="Arkusz5.A5:Arkusz5.A9 Arkusz5.D5:Arkusz5.D9" chart:data-source-has-labels="both" svg:x="0.77cm" svg:y="1.631cm" svg:width="12.595cm" svg:height="6.751cm">
          <chartooo:coordinate-region svg:x="1.497cm" svg:y="1.843cm" svg:width="11.311cm" svg:height="5.866cm"/>
          <chart:axis chart:dimension="x" chart:name="primary-x" chart:style-name="ch5" chartooo:axis-type="auto">
            <chart:categories table:cell-range-address="Arkusz5.A6:Arkusz5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5.D6:Arkusz5.D9" chart:label-cell-address="Arkusz5.D5:Arkusz5.D5" chart:class="chart:scatter">
            <chart:domain table:cell-range-address="Arkusz5.A6:Arkusz5.A9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,59</text:p>
                <draw:g>
                  <svg:desc>Arkusz5.D5:Arkusz5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5.A6:Arkusz5.A9</svg:desc>
                </draw:g>
              </table:table-cell>
              <table:table-cell office:value-type="float" office:value="4.10632721827031">
                <text:p>4.10632721827031</text:p>
                <draw:g>
                  <svg:desc>Arkusz5.D6:Arkusz5.D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28229892336922">
                <text:p>3.282298923369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05543532545364">
                <text:p>3.0554353254536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96845532105972">
                <text:p>2.968455321059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